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ch14lev1sec3"/>Understanding Prototypes</text:h>
      <text:p text:style-name="Text_20_body"><text:bookmark text:name="As stated"/>As stated many times over in this book, JavaScript is a different kind of OOP language in that it is <text:span text:style-name="Emphasis">prototypical</text:span><text:bookmark text:name="the variables"/>. This means that the variables you create are derived from a predefined model, called a <text:span text:style-name="Emphasis">prototype</text:span><text:bookmark text:name="class definition"/>, not a class definition. This prototypical nature is true whether the prototype is built into JavaScript or defined by you:</text:p>
      <text:p text:style-name="Text_20_body">var lang = 'JavaScript';<text:line-break/>var e1 = new Employee('Jane', 'Doe', 'Accounting');</text:p>
      <text:p text:style-name="Text_20_body">In that code, the <text:span text:style-name="Source_20_Text">lang</text:span><text:bookmark text:name="the"/> variable is an instance of the <text:span text:style-name="Source_20_Text">String</text:span> prototype and <text:span text:style-name="Source_20_Text">e1</text:span> is an instance of <text:span text:style-name="Source_20_Text">Employee</text:span>. (One technicality: the value of <text:span text:style-name="Source_20_Text">lang</text:span><text:bookmark text:name="a"/> is a literal string, but it will be automatically converted to a <text:span text:style-name="Source_20_Text">String</text:span><text:bookmark text:name="like one"/> object when it is used like one.)</text:p>
      <text:h text:style-name="Heading_20_4" text:outline-level="4"><text:bookmark text:name="ch14lev2sec5"/><text:bookmark text:name="page_538"/>Prototypical Inheritance</text:h>
      <text:p text:style-name="Text_20_body"><text:bookmark text:name="methods defined"/>Every JavaScript object inherits the properties and methods defined in its prototype. If you were to inspect a custom object you created, you’d find methods and properties that you did not create (<text:a xlink:type="simple" xlink:href="http://proquest.safaribooksonline.com.ezproxy.uvu.edu/9780132905848/ch14lev1sec3#ch14fig07"><text:span text:style-name="Strong_20_Emphasis">Figure 14.7</text:span></text:a>).</text:p>
      <text:p text:style-name="Text_20_body"><text:bookmark text:name="ch14fig07"/></text:p>
      <text:p text:style-name="Text_20_body">Figure 14.7. The empty <text:span text:style-name="Source_20_Text">Test</text:span><text:bookmark text:name="methods defined1"/> object instance already has some methods defined, inherited from the <text:span text:style-name="Source_20_Text">Object</text:span> prototype.</text:p>
      <text:p text:style-name="Text_20_body">And, as you’ve already seen in the <text:span text:style-name="Source_20_Text">Employee</text:span><text:bookmark text:name="their own"/> example, objects can also be assigned their own properties and methods, which would not be found in the original prototype. For example, <text:span text:style-name="Source_20_Text">Department</text:span> has an <text:span text:style-name="Source_20_Text">addEmployee()</text:span> method, but <text:span text:style-name="Source_20_Text">Object</text:span>, <text:span text:style-name="Source_20_Text">Department</text:span>’s prototype, does not.</text:p>
      <text:p text:style-name="Text_20_body"><text:bookmark text:name="will have"/>Some variables will have a prototype that in turn has its own prototype. For example, the <text:span text:style-name="Source_20_Text">e1</text:span><text:bookmark text:name="object is"/> object is based upon the <text:span text:style-name="Source_20_Text">Employee</text:span><text:bookmark text:name="upon"/> prototype, which is based upon <text:span text:style-name="Source_20_Text">Object</text:span><text:bookmark text:name="known as"/>. This is known as the <text:span text:style-name="Emphasis">prototype chain</text:span><text:bookmark text:name="property or"/>. When you reference any object property or method, JavaScript looks through the object’s prototype chain to find a corresponding attribute. JavaScript will stop looking through the prototype chain when it gets to the root prototype—that from which all other prototypes stem, which is <text:span text:style-name="Source_20_Text">Object</text:span><text:bookmark text:name="then"/>. If no corresponding property or method is found in the chain, then <text:span text:style-name="Source_20_Text">undefined</text:span> is returned.</text:p>
      <text:p text:style-name="Text_20_body"><text:bookmark text:name="methods defined2"/>To differentiate between properties or methods defined within an object or within its prototype chain, you can call the <text:span text:style-name="Source_20_Text">hasOwnProperty()</text:span><text:bookmark text:name="method is"/> method, providing it with the property in question. This method is defined in <text:span text:style-name="Source_20_Text">Object</text:span><text:bookmark text:name="all other"/>, and is therefore inherited by all other objects. For example:</text:p>
      <text:p text:style-name="Text_20_body">var test = { thing: 1 };<text:line-break/>test.hasOwnProperty('thing'); // true<text:line-break/>test.valueOf(); // Object: i.e., there is a valueOf() method<text:line-break/>test.hasOwnProperty('valueOf'); // false</text:p>
      <text:p text:style-name="Horizontal_20_Line"/>
      <text:p text:style-name="Text_20_body"><text:bookmark text:name="ch14note02"/></text:p>
      <text:p text:style-name="Text_20_body">The <text:span text:style-name="Emphasis">Math</text:span><text:bookmark text:name="few that"/> object is one of the few that you cannot create an instance of (i.e., it cannot be the prototype for any other objects).</text:p>
      <text:p text:style-name="Horizontal_20_Line"/>
      <text:h text:style-name="Heading_20_4" text:outline-level="4"><text:bookmark text:name="ch14lev2sec6"/><text:bookmark text:name="page_539"/><text:soft-page-break/>Adding Prototype Methods</text:h>
      <text:p text:style-name="Text_20_body"><text:bookmark text:name="OOP language"/>In a class-based OOP language, you can change the properties and methods of every instance object by altering the underlying class definition. In JavaScript, which doesn’t have classes, you change the prototype’s properties and methods by editing the object’s <text:span text:style-name="Source_20_Text">prototype</text:span><text:bookmark text:name="For example"/> property. For example, the <text:span text:style-name="Source_20_Text">Employee</text:span><text:bookmark text:name="altered after"/> object can be altered after its original definition. Here, a new method is added to it:</text:p>
      <text:p text:style-name="Text_20_body">function Employee(firstName, lastName, department) {<text:line-break/>    /* Actual code. */<text:line-break/>}<text:line-break/>Employee.prototype.getNameBackwards = function() {<text:line-break/>    return this.lastName + ', ' + this.firstName:<text:line-break/>}</text:p>
      <text:p text:style-name="Text_20_body"><text:bookmark text:name="the new"/>Now that the new method has been added to the prototype, you can call it on any instance objects: <text:span text:style-name="Source_20_Text">e1.getNameBackwards()</text:span><text:bookmark text:name="this method"/>. In fact, you can even call this method if the <text:span text:style-name="Source_20_Text">e1</text:span> variable was created <text:span text:style-name="Emphasis">prior to</text:span> adding the method to the <text:span text:style-name="Source_20_Text">Employee</text:span> prototype (<text:a xlink:type="simple" xlink:href="http://proquest.safaribooksonline.com.ezproxy.uvu.edu/9780132905848/ch14lev1sec3#ch14fig08"><text:span text:style-name="Strong_20_Emphasis">Figure 14.8</text:span></text:a>)!</text:p>
      <text:p text:style-name="Text_20_body"><text:bookmark text:name="ch14fig08"/></text:p>
      <text:p text:style-name="Text_20_body"><text:bookmark text:name="make use"/>Figure 14.8. By changing the prototype, any instance of that prototype can make use of the modifications.</text:p>
      <text:p text:style-name="Text_20_body"><text:bookmark text:name="a prototype"/>The ability to retroactively change a prototype even allows you to change the definition of objects built into JavaScript, such as <text:span text:style-name="Source_20_Text">String</text:span>. This next bit of code adds a <text:span text:style-name="Source_20_Text">trim()</text:span> method to the <text:span text:style-name="Source_20_Text">String</text:span> object, if it doesn’t already have one:</text:p>
      <text:p text:style-name="Text_20_body">if (typeof String.prototype.trim == 'undefined') {<text:line-break/>    String.prototype.trim = function() {<text:line-break/>        return this.replace(/^\s+|\s+$/g,'');<text:line-break/>    };<text:line-break/>}</text:p>
      <text:p text:style-name="Text_20_body"><text:bookmark text:name="page_540"/><text:bookmark text:name="the beginning"/>(The ability to actually trim blank space from the beginning and end of a string requires a regular expression.) After executing that code, your JavaScript will have a <text:span text:style-name="Source_20_Text">trim()</text:span> method for <text:span text:style-name="Source_20_Text">String</text:span><text:bookmark text:name="to the"/> objects, whether that method was native to the browser (as the method was added in ECMAScript 5) or not.</text:p>
      <text:p text:style-name="Text_20_body"><text:bookmark text:name="the1"/>As another example, you could extend the <text:span text:style-name="Source_20_Text">Date</text:span><text:bookmark text:name="that it"/> object so that it has a <text:span text:style-name="Source_20_Text">getMonthName()</text:span><text:bookmark text:name="which returns"/> method, which returns the textual version of the month represented by the date.</text:p>
      <text:p text:style-name="Text_20_body"><text:bookmark text:name="for you"/>Although JavaScript allows for you to modify prototypes, this concept is sometimes called <text:span text:style-name="Emphasis">monkey patching</text:span><text:bookmark text:name="be used"/>, and should be used cautiously. Understand that modifying a prototype is a global change that impacts every instance of that prototype. Adding unusual methods and properties to built-in JavaScript objects, such as <text:span text:style-name="Source_20_Text">String</text:span><text:bookmark text:name="that expects"/>, could create bugs in code that expects the prototype to be untainted. The best use of this concept is to create backwards-functional objects, as in the <text:span text:style-name="Source_20_Text">String.prototype.trim()</text:span> example (i.e., creating a <text:span text:style-name="Source_20_Text">String</text:span><text:bookmark text:name="type or"/> object that can be used reliably regardless of the browser type or version).</text:p>
      <text:p text:style-name="Text_20_body"><text:bookmark text:name="prototype is"/>Each method added to a prototype is therefore added to every instance of that prototype, whether it is needed or not. If you only need a function for a specific instance, you can create that function separately and call it while providing the object:</text:p>
      <text:p text:style-name="Text_20_body">function doSomething(obj) {<text:line-break/>    // Do something with obj.<text:line-break/>}</text:p>
      <text:p text:style-name="Text_20_body"><text:bookmark text:name="to just"/>Or you could add the function definition to just the single instance:</text:p>
      <text:p text:style-name="Text_20_body"><text:soft-page-break/>var obj = {};<text:line-break/>obj.doSomething = function() {<text:line-break/>    // Do something with this.<text:line-break/>}</text:p>
      <text:p text:style-name="Horizontal_20_Line"/>
      <text:p text:style-name="Text_20_body"><text:bookmark text:name="ch14note03"/></text:p>
      <text:p text:style-name="Text_20_body"><text:bookmark text:name="be used1"/>Changing a prototype can also be used to prevent closures from being created, although this is a much more advanced topi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S</meta:editing-duration>
    <meta:editing-cycles>3</meta:editing-cycles>
    <meta:generator>OpenOffice/4.0.0$Win32 OpenOffice.org_project/400m3$Build-9702</meta:generator>
    <dc:date>2014-09-18T22:02:29.10</dc:date>
    <meta:document-statistic meta:table-count="0" meta:image-count="0" meta:object-count="0" meta:page-count="3" meta:paragraph-count="27" meta:word-count="871" meta:character-count="5450"/>
    <dc:creator>Zack Austin</dc:creator>
    <meta:user-defined meta:name="Info 1"/>
    <meta:user-defined meta:name="Info 2"/>
    <meta:user-defined meta:name="Info 3"/>
    <meta:user-defined meta:name="Info 4"/>
  </office:meta>
</office:document-meta>
</file>